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8cm" fo:min-width="0.42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35cm" fo:min-width="0.07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38cm" fo:min-width="0.07cm"/>
    </style:style>
    <style:style style:name="gr6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75cm" fo:min-width="2.5cm" draw:shadow-opacity="0%"/>
    </style:style>
    <style:style style:name="gr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406cm" fo:min-width="2.5cm" draw:shadow-opacity="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1.313cm" svg:height="1.314cm" svg:x="2.5cm" svg:y="10.14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0.573cm" svg:height="1.885cm" draw:transform="rotate (1.5707963267949) translate (4.59cm 9.017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4.596cm" svg:y1="8.727cm" svg:x2="3.724cm" svg:y2="8.716cm">
            <text:p/>
          </draw:line>
          <draw:line draw:style-name="gr3" draw:text-style-name="P3" draw:layer="layout" svg:x1="7.376cm" svg:y1="8.727cm" svg:x2="6.504cm" svg:y2="8.716cm">
            <text:p/>
          </draw:line>
        </draw:g>
        <draw:line draw:style-name="gr4" draw:text-style-name="P3" draw:layer="layout" svg:x1="3.1cm" svg:y1="0.5cm" svg:x2="3.1cm" svg:y2="10.149cm">
          <text:p/>
        </draw:line>
        <draw:line draw:style-name="gr4" draw:text-style-name="P3" draw:layer="layout" svg:x1="3.1cm" svg:y1="8.716cm" svg:x2="3.813cm" svg:y2="8.716cm">
          <text:p/>
        </draw:line>
        <draw:line draw:style-name="gr4" draw:text-style-name="P3" draw:layer="layout" svg:x1="7.376cm" svg:y1="8.727cm" svg:x2="8.445cm" svg:y2="8.724cm">
          <text:p/>
        </draw:line>
        <draw:g>
          <draw:line draw:style-name="gr3" draw:text-style-name="P3" draw:layer="layout" svg:x1="9.072cm" svg:y1="9.437cm" svg:x2="9.072cm" svg:y2="8cm">
            <text:p/>
          </draw:line>
          <draw:line draw:style-name="gr3" draw:text-style-name="P3" draw:layer="layout" svg:x1="9.072cm" svg:y1="9.437cm" svg:x2="9.072cm" svg:y2="8cm">
            <text:p/>
          </draw:line>
          <draw:line draw:style-name="gr3" draw:text-style-name="P3" draw:layer="layout" svg:x1="9.714cm" svg:y1="9.437cm" svg:x2="9.714cm" svg:y2="8cm">
            <text:p/>
          </draw:line>
          <draw:line draw:style-name="gr3" draw:text-style-name="P3" draw:layer="layout" svg:x1="10.583cm" svg:y1="8.729cm" svg:x2="9.711cm" svg:y2="8.718cm">
            <text:p/>
          </draw:line>
          <draw:line draw:style-name="gr3" draw:text-style-name="P3" draw:layer="layout" svg:x1="9.086cm" svg:y1="8.729cm" svg:x2="8.214cm" svg:y2="8.718cm">
            <text:p/>
          </draw:line>
        </draw:g>
        <draw:line draw:style-name="gr4" draw:text-style-name="P3" draw:layer="layout" svg:x1="10.583cm" svg:y1="8.727cm" svg:x2="11.866cm" svg:y2="8.737cm">
          <text:p/>
        </draw:line>
        <draw:line draw:style-name="gr4" draw:text-style-name="P3" draw:layer="layout" svg:x1="11.597cm" svg:y1="8.724cm" svg:x2="11.597cm" svg:y2="10.149cm">
          <text:p/>
        </draw:line>
        <draw:line draw:style-name="gr4" draw:text-style-name="P3" draw:layer="layout" svg:x1="3.1cm" svg:y1="11.463cm" svg:x2="3.1cm" svg:y2="14.5cm">
          <text:p/>
        </draw:line>
        <draw:line draw:style-name="gr4" draw:text-style-name="P3" draw:layer="layout" svg:x1="3.1cm" svg:y1="14.5cm" svg:x2="23.966cm" svg:y2="14.5cm">
          <text:p/>
        </draw:line>
        <draw:line draw:style-name="gr4" draw:text-style-name="P3" draw:layer="layout" svg:x1="11.586cm" svg:y1="11.575cm" svg:x2="11.586cm" svg:y2="14.5cm">
          <text:p/>
        </draw:line>
        <draw:g>
          <draw:custom-shape draw:style-name="gr5" draw:text-style-name="P2" draw:layer="layout" svg:width="0.57cm" svg:height="1.888cm" svg:x="11.296cm" svg:y="9.86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1.586cm" svg:y1="9.872cm" svg:x2="11.597cm" svg:y2="9cm">
            <text:p/>
          </draw:line>
          <draw:line draw:style-name="gr3" draw:text-style-name="P3" draw:layer="layout" svg:x1="11.586cm" svg:y1="12.652cm" svg:x2="11.597cm" svg:y2="11.78cm">
            <text:p/>
          </draw:line>
        </draw:g>
        <draw:line draw:style-name="gr4" draw:text-style-name="P3" draw:layer="layout" svg:x1="11.597cm" svg:y1="7.5cm" svg:x2="11.597cm" svg:y2="8.925cm">
          <text:p/>
        </draw:line>
        <draw:g>
          <draw:custom-shape draw:style-name="gr5" draw:text-style-name="P2" draw:layer="layout" svg:width="0.57cm" svg:height="1.888cm" svg:x="11.296cm" svg:y="5.21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1.586cm" svg:y1="5.22cm" svg:x2="11.597cm" svg:y2="4.348cm">
            <text:p/>
          </draw:line>
          <draw:line draw:style-name="gr3" draw:text-style-name="P3" draw:layer="layout" svg:x1="11.586cm" svg:y1="8cm" svg:x2="11.597cm" svg:y2="7.128cm">
            <text:p/>
          </draw:line>
        </draw:g>
        <draw:g>
          <draw:custom-shape draw:style-name="gr6" draw:text-style-name="P4" draw:layer="layout" svg:width="3cm" svg:height="3cm" svg:x="11.866cm" svg:y="7.19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7" draw:text-style-name="P3" draw:layer="layout" svg:x1="12.616cm" svg:y1="7.99cm" svg:x2="12.616cm" svg:y2="9.449cm">
                <text:p/>
              </draw:line>
              <draw:line draw:style-name="gr7" draw:text-style-name="P3" draw:layer="layout" svg:x1="13.387cm" svg:y1="7.97cm" svg:x2="12.616cm" svg:y2="8.355cm">
                <text:p/>
              </draw:line>
              <draw:line draw:style-name="gr8" draw:text-style-name="P3" draw:layer="layout" svg:x1="13.387cm" svg:y1="9.46cm" svg:x2="12.616cm" svg:y2="9.075cm">
                <text:p/>
              </draw:line>
              <draw:line draw:style-name="gr7" draw:text-style-name="P3" draw:layer="layout" svg:x1="13.366cm" svg:y1="7.24cm" svg:x2="13.366cm" svg:y2="7.97cm">
                <text:p/>
              </draw:line>
              <draw:line draw:style-name="gr7" draw:text-style-name="P3" draw:layer="layout" svg:x1="13.366cm" svg:y1="9.451cm" svg:x2="13.366cm" svg:y2="10.181cm">
                <text:p/>
              </draw:line>
              <draw:line draw:style-name="gr7" draw:text-style-name="P3" draw:layer="layout" svg:x1="11.866cm" svg:y1="8.737cm" svg:x2="12.595cm" svg:y2="8.737cm">
                <text:p/>
              </draw:line>
            </draw:g>
          </draw:g>
        </draw:g>
        <draw:line draw:style-name="gr4" draw:text-style-name="P3" draw:layer="layout" svg:x1="13.366cm" svg:y1="6.5cm" svg:x2="13.366cm" svg:y2="7.5cm">
          <text:p/>
        </draw:line>
        <draw:line draw:style-name="gr4" draw:text-style-name="P3" draw:layer="layout" svg:x1="13.366cm" svg:y1="10.075cm" svg:x2="13.366cm" svg:y2="14.5cm">
          <text:p/>
        </draw:line>
        <draw:g>
          <draw:custom-shape draw:style-name="gr5" draw:text-style-name="P2" draw:layer="layout" svg:width="0.57cm" svg:height="1.888cm" svg:x="13.027cm" svg:y="11.21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3.317cm" svg:y1="11.22cm" svg:x2="13.328cm" svg:y2="10.348cm">
            <text:p/>
          </draw:line>
          <draw:line draw:style-name="gr3" draw:text-style-name="P3" draw:layer="layout" svg:x1="13.317cm" svg:y1="14cm" svg:x2="13.328cm" svg:y2="13.128cm">
            <text:p/>
          </draw:line>
        </draw:g>
        <draw:line draw:style-name="gr4" draw:text-style-name="P3" draw:layer="layout" svg:x1="13.379cm" svg:y1="10.265cm" svg:x2="15.379cm" svg:y2="10.265cm">
          <text:p/>
        </draw:line>
        <draw:line draw:style-name="gr4" draw:text-style-name="P3" draw:layer="layout" svg:x1="13.359cm" svg:y1="14.173cm" svg:x2="15.359cm" svg:y2="14.173cm">
          <text:p/>
        </draw:line>
        <draw:line draw:style-name="gr4" draw:text-style-name="P3" draw:layer="layout" svg:x1="15.359cm" svg:y1="13.173cm" svg:x2="15.359cm" svg:y2="14.173cm">
          <text:p/>
        </draw:line>
        <draw:line draw:style-name="gr4" draw:text-style-name="P3" draw:layer="layout" svg:x1="15.366cm" svg:y1="10.265cm" svg:x2="15.366cm" svg:y2="11cm">
          <text:p/>
        </draw:line>
        <draw:g>
          <draw:line draw:style-name="gr3" draw:text-style-name="P3" draw:layer="layout" svg:x1="14.59cm" svg:y1="11.871cm" svg:x2="16.093cm" svg:y2="11.871cm">
            <text:p/>
          </draw:line>
          <draw:line draw:style-name="gr3" draw:text-style-name="P3" draw:layer="layout" svg:x1="14.59cm" svg:y1="11.871cm" svg:x2="16.093cm" svg:y2="11.871cm">
            <text:p/>
          </draw:line>
          <draw:line draw:style-name="gr3" draw:text-style-name="P3" draw:layer="layout" svg:x1="14.59cm" svg:y1="12.56cm" svg:x2="16.093cm" svg:y2="12.56cm">
            <text:p/>
          </draw:line>
          <draw:line draw:style-name="gr3" draw:text-style-name="P3" draw:layer="layout" svg:x1="15.331cm" svg:y1="13.491cm" svg:x2="15.343cm" svg:y2="12.555cm">
            <text:p/>
          </draw:line>
          <draw:line draw:style-name="gr3" draw:text-style-name="P3" draw:layer="layout" svg:x1="15.331cm" svg:y1="11.885cm" svg:x2="15.343cm" svg:y2="10.949cm">
            <text:p/>
          </draw:line>
        </draw:g>
        <draw:line draw:style-name="gr4" draw:text-style-name="P3" draw:layer="layout" svg:x1="13.366cm" svg:y1="6.779cm" svg:x2="15.366cm" svg:y2="6.779cm">
          <text:p/>
        </draw:line>
        <draw:g>
          <draw:custom-shape draw:style-name="gr9" draw:text-style-name="P4" draw:layer="layout" svg:width="3cm" svg:height="2.656cm" svg:x="15.366cm" svg:y="5.5cm">
            <text:p/>
            <draw:enhanced-geometry svg:viewBox="0 0 21600 21600" draw:mirror-vertical="true" draw:type="rectangle" draw:enhanced-path="M 0 0 L 21600 0 21600 21600 0 21600 0 0 Z N"/>
          </draw:custom-shape>
          <draw:g>
            <draw:g>
              <draw:line draw:style-name="gr7" draw:text-style-name="P3" draw:layer="layout" svg:x1="16.116cm" svg:y1="7.44cm" svg:x2="16.116cm" svg:y2="6.149cm">
                <text:p/>
              </draw:line>
              <draw:line draw:style-name="gr7" draw:text-style-name="P3" draw:layer="layout" svg:x1="16.887cm" svg:y1="7.457cm" svg:x2="16.116cm" svg:y2="7.117cm">
                <text:p/>
              </draw:line>
              <draw:line draw:style-name="gr8" draw:text-style-name="P3" draw:layer="layout" svg:x1="16.887cm" svg:y1="6.138cm" svg:x2="16.116cm" svg:y2="6.478cm">
                <text:p/>
              </draw:line>
              <draw:line draw:style-name="gr7" draw:text-style-name="P3" draw:layer="layout" svg:x1="16.866cm" svg:y1="8.103cm" svg:x2="16.866cm" svg:y2="7.457cm">
                <text:p/>
              </draw:line>
              <draw:line draw:style-name="gr7" draw:text-style-name="P3" draw:layer="layout" svg:x1="16.866cm" svg:y1="6.146cm" svg:x2="16.866cm" svg:y2="5.5cm">
                <text:p/>
              </draw:line>
              <draw:line draw:style-name="gr7" draw:text-style-name="P3" draw:layer="layout" svg:x1="15.366cm" svg:y1="6.779cm" svg:x2="16.095cm" svg:y2="6.779cm">
                <text:p/>
              </draw:line>
            </draw:g>
          </draw:g>
        </draw:g>
        <draw:line draw:style-name="gr4" draw:text-style-name="P3" draw:layer="layout" svg:x1="16.866cm" svg:y1="8cm" svg:x2="16.866cm" svg:y2="14.5cm">
          <text:p/>
        </draw:line>
        <draw:line draw:style-name="gr4" draw:text-style-name="P3" draw:layer="layout" svg:x1="16.866cm" svg:y1="5.5cm" svg:x2="16.828cm" svg:y2="4.5cm">
          <text:p/>
        </draw:line>
        <draw:line draw:style-name="gr4" draw:text-style-name="P3" draw:layer="layout" svg:x1="16.817cm" svg:y1="5.227cm" svg:x2="17.886cm" svg:y2="5.224cm">
          <text:p/>
        </draw:line>
        <draw:g>
          <draw:line draw:style-name="gr3" draw:text-style-name="P3" draw:layer="layout" svg:x1="18.513cm" svg:y1="5.937cm" svg:x2="18.513cm" svg:y2="4.5cm">
            <text:p/>
          </draw:line>
          <draw:line draw:style-name="gr3" draw:text-style-name="P3" draw:layer="layout" svg:x1="18.513cm" svg:y1="5.937cm" svg:x2="18.513cm" svg:y2="4.5cm">
            <text:p/>
          </draw:line>
          <draw:line draw:style-name="gr3" draw:text-style-name="P3" draw:layer="layout" svg:x1="19.155cm" svg:y1="5.937cm" svg:x2="19.155cm" svg:y2="4.5cm">
            <text:p/>
          </draw:line>
          <draw:line draw:style-name="gr3" draw:text-style-name="P3" draw:layer="layout" svg:x1="20.024cm" svg:y1="5.229cm" svg:x2="19.152cm" svg:y2="5.218cm">
            <text:p/>
          </draw:line>
          <draw:line draw:style-name="gr3" draw:text-style-name="P3" draw:layer="layout" svg:x1="18.527cm" svg:y1="5.229cm" svg:x2="17.655cm" svg:y2="5.218cm">
            <text:p/>
          </draw:line>
        </draw:g>
        <draw:line draw:style-name="gr4" draw:text-style-name="P3" draw:layer="layout" svg:x1="20.024cm" svg:y1="5.227cm" svg:x2="21.387cm" svg:y2="5.237cm">
          <text:p/>
        </draw:line>
        <draw:line draw:style-name="gr4" draw:text-style-name="P3" draw:layer="layout" svg:x1="21.376cm" svg:y1="9.302cm" svg:x2="21.366cm" svg:y2="14.5cm">
          <text:p/>
        </draw:line>
        <draw:g>
          <draw:custom-shape draw:style-name="gr5" draw:text-style-name="P2" draw:layer="layout" svg:width="0.57cm" svg:height="1.888cm" svg:x="21.086cm" svg:y="7.59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1.376cm" svg:y1="7.599cm" svg:x2="21.387cm" svg:y2="6.727cm">
            <text:p/>
          </draw:line>
          <draw:line draw:style-name="gr3" draw:text-style-name="P3" draw:layer="layout" svg:x1="21.376cm" svg:y1="10.379cm" svg:x2="21.387cm" svg:y2="9.507cm">
            <text:p/>
          </draw:line>
        </draw:g>
        <draw:line draw:style-name="gr4" draw:text-style-name="P3" draw:layer="layout" svg:x1="21.387cm" svg:y1="5.227cm" svg:x2="21.387cm" svg:y2="6.652cm">
          <text:p/>
        </draw:line>
        <draw:custom-shape draw:style-name="gr1" draw:text-style-name="P1" draw:layer="layout" svg:width="1.313cm" svg:height="1.314cm" svg:x="23.187cm" svg:y="10.14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3.866cm" svg:y1="0.5cm" svg:x2="23.966cm" svg:y2="10.149cm">
          <text:p/>
        </draw:line>
        <draw:line draw:style-name="gr4" draw:text-style-name="P3" draw:layer="layout" svg:x1="23.966cm" svg:y1="11.463cm" svg:x2="23.966cm" svg:y2="14.5cm">
          <text:p/>
        </draw:line>
        <draw:line draw:style-name="gr4" draw:text-style-name="P3" draw:layer="layout" svg:x1="3.1cm" svg:y1="0.5cm" svg:x2="23.866cm" svg:y2="0.5cm">
          <text:p/>
        </draw:line>
        <draw:line draw:style-name="gr4" draw:text-style-name="P3" draw:layer="layout" svg:x1="11.586cm" svg:y1="4.348cm" svg:x2="11.586cm" svg:y2="0.5cm">
          <text:p/>
        </draw:line>
        <draw:line draw:style-name="gr4" draw:text-style-name="P3" draw:layer="layout" svg:x1="13.366cm" svg:y1="4.348cm" svg:x2="13.366cm" svg:y2="0.5cm">
          <text:p/>
        </draw:line>
        <draw:g>
          <draw:custom-shape draw:style-name="gr5" draw:text-style-name="P2" draw:layer="layout" svg:width="0.57cm" svg:height="1.888cm" svg:x="13.063cm" svg:y="3.87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3.353cm" svg:y1="3.884cm" svg:x2="13.364cm" svg:y2="3.012cm">
            <text:p/>
          </draw:line>
          <draw:line draw:style-name="gr3" draw:text-style-name="P3" draw:layer="layout" svg:x1="13.353cm" svg:y1="6.664cm" svg:x2="13.364cm" svg:y2="5.792cm">
            <text:p/>
          </draw:line>
        </draw:g>
        <draw:line draw:style-name="gr4" draw:text-style-name="P3" draw:layer="layout" svg:x1="16.817cm" svg:y1="4.348cm" svg:x2="16.817cm" svg:y2="0.5cm">
          <text:p/>
        </draw:line>
        <draw:g>
          <draw:custom-shape draw:style-name="gr5" draw:text-style-name="P2" draw:layer="layout" svg:width="0.57cm" svg:height="1.888cm" svg:x="16.527cm" svg:y="1.86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817cm" svg:y1="1.872cm" svg:x2="16.828cm" svg:y2="1cm">
            <text:p/>
          </draw:line>
          <draw:line draw:style-name="gr3" draw:text-style-name="P3" draw:layer="layout" svg:x1="16.817cm" svg:y1="4.652cm" svg:x2="16.828cm" svg:y2="3.78cm">
            <text:p/>
          </draw:line>
        </draw:g>
        <draw:g>
          <draw:line draw:style-name="gr3" draw:text-style-name="P3" draw:layer="layout" svg:x1="20.766cm" svg:y1="15.05cm" svg:x2="18cm" svg:y2="15.061cm">
            <text:p/>
          </draw:line>
          <draw:line draw:style-name="gr3" draw:text-style-name="P3" draw:layer="layout" svg:x1="20.767cm" svg:y1="15.044cm" svg:x2="18.001cm" svg:y2="15.055cm">
            <text:p/>
          </draw:line>
          <draw:line draw:style-name="gr3" draw:text-style-name="P3" draw:layer="layout" svg:x1="18.755cm" svg:y1="15.293cm" svg:x2="20.129cm" svg:y2="15.293cm">
            <text:p/>
          </draw:line>
          <draw:line draw:style-name="gr3" draw:text-style-name="P3" draw:layer="layout" svg:x1="19.126cm" svg:y1="15.5cm" svg:x2="19.787cm" svg:y2="15.5cm">
            <text:p/>
          </draw:line>
          <draw:line draw:style-name="gr3" draw:text-style-name="P3" draw:layer="layout" svg:x1="19.419cm" svg:y1="15.035cm" svg:x2="19.43cm" svg:y2="14.5cm">
            <text:p/>
          </draw:line>
        </draw:g>
        <draw:frame draw:style-name="gr10" draw:text-style-name="P5" draw:layer="layout" svg:width="2cm" svg:height="1cm" svg:x="4.59cm" svg:y="7.5cm">
          <draw:text-box>
            <text:p>R_in</text:p>
          </draw:text-box>
        </draw:frame>
        <draw:frame draw:style-name="gr10" draw:text-style-name="P5" draw:layer="layout" svg:width="2cm" svg:height="1cm" svg:x="8.5cm" svg:y="7cm">
          <draw:text-box>
            <text:p>C_i</text:p>
          </draw:text-box>
        </draw:frame>
        <draw:frame draw:style-name="gr10" draw:text-style-name="P5" draw:layer="layout" svg:width="2cm" svg:height="1cm" svg:x="0.5cm" svg:y="10.149cm">
          <draw:text-box>
            <text:p>V_in</text:p>
          </draw:text-box>
        </draw:frame>
        <draw:frame draw:style-name="gr10" draw:text-style-name="P5" draw:layer="layout" svg:width="2cm" svg:height="1cm" svg:x="9.866cm" svg:y="5.5cm">
          <draw:text-box>
            <text:p>R_1</text:p>
          </draw:text-box>
        </draw:frame>
        <draw:frame draw:style-name="gr10" draw:text-style-name="P5" draw:layer="layout" svg:width="2cm" svg:height="1cm" svg:x="9.866cm" svg:y="10.199cm">
          <draw:text-box>
            <text:p>R_2</text:p>
          </draw:text-box>
        </draw:frame>
        <draw:frame draw:style-name="gr10" draw:text-style-name="P5" draw:layer="layout" svg:width="2cm" svg:height="1cm" svg:x="11.5cm" svg:y="12cm">
          <draw:text-box>
            <text:p>R_E</text:p>
          </draw:text-box>
        </draw:frame>
        <draw:frame draw:style-name="gr10" draw:text-style-name="P5" draw:layer="layout" svg:width="2cm" svg:height="1cm" svg:x="11.5cm" svg:y="4.132cm">
          <draw:text-box>
            <text:p>R_C</text:p>
          </draw:text-box>
        </draw:frame>
        <draw:frame draw:style-name="gr11" draw:text-style-name="P5" draw:layer="layout" svg:width="2.317cm" svg:height="1.673cm" svg:x="14.5cm" svg:y="2.5cm">
          <draw:text-box>
            <text:p>R_out</text:p>
          </draw:text-box>
        </draw:frame>
        <draw:frame draw:style-name="gr10" draw:text-style-name="P5" draw:layer="layout" svg:width="2cm" svg:height="1cm" svg:x="19.5cm" svg:y="8cm">
          <draw:text-box>
            <text:p>R_L</text:p>
          </draw:text-box>
        </draw:frame>
        <draw:frame draw:style-name="gr10" draw:text-style-name="P5" draw:layer="layout" svg:width="2cm" svg:height="1cm" svg:x="24.5cm" svg:y="10.5cm">
          <draw:text-box>
            <text:p>V_cc</text:p>
          </draw:text-box>
        </draw:frame>
        <draw:frame draw:style-name="gr10" draw:text-style-name="P5" draw:layer="layout" svg:width="2cm" svg:height="1cm" svg:x="13cm" svg:y="8.075cm">
          <draw:text-box>
            <text:p>Q_1</text:p>
          </draw:text-box>
        </draw:frame>
        <draw:frame draw:style-name="gr10" draw:text-style-name="P5" draw:layer="layout" svg:width="2cm" svg:height="1cm" svg:x="16.5cm" svg:y="6.457cm">
          <draw:text-box>
            <text:p>Q_2</text:p>
          </draw:text-box>
        </draw:frame>
        <draw:frame draw:style-name="gr10" draw:text-style-name="P5" draw:layer="layout" svg:width="2cm" svg:height="1cm" svg:x="18cm" svg:y="3.5cm">
          <draw:text-box>
            <text:p>C_o</text:p>
          </draw:text-box>
        </draw:frame>
        <draw:frame draw:style-name="gr10" draw:text-style-name="P5" draw:layer="layout" svg:width="2cm" svg:height="1cm" svg:x="15.331cm" svg:y="10.949cm">
          <draw:text-box>
            <text:p>C_b</text:p>
          </draw:text-box>
        </draw:frame>
        <draw:frame draw:style-name="gr12" draw:text-style-name="P5" draw:layer="layout" svg:width="1cm" svg:height="0.806cm" svg:x="2.1cm" svg:y="8.198cm">
          <draw:text-box>
            <text:p>in</text:p>
          </draw:text-box>
        </draw:frame>
        <draw:frame draw:style-name="gr12" draw:text-style-name="P5" draw:layer="layout" svg:width="1.624cm" svg:height="0.806cm" svg:x="7.376cm" svg:y="7.914cm">
          <draw:text-box>
            <text:p>in2</text:p>
          </draw:text-box>
        </draw:frame>
        <draw:frame draw:style-name="gr12" draw:text-style-name="P5" draw:layer="layout" svg:width="2.4cm" svg:height="0.806cm" svg:x="10.216cm" svg:y="8cm">
          <draw:text-box>
            <text:p>base</text:p>
          </draw:text-box>
        </draw:frame>
        <draw:frame draw:style-name="gr12" draw:text-style-name="P5" draw:layer="layout" svg:width="1cm" svg:height="0.806cm" svg:x="2.1cm" svg:y="8.198cm">
          <draw:text-box>
            <text:p>in</text:p>
          </draw:text-box>
        </draw:frame>
        <draw:frame draw:style-name="gr10" draw:text-style-name="P5" draw:layer="layout" svg:width="1.534cm" svg:height="1cm" svg:x="23.966cm" svg:y="0.5cm">
          <draw:text-box>
            <text:p>vcc</text:p>
          </draw:text-box>
        </draw:frame>
        <draw:frame draw:style-name="gr10" draw:text-style-name="P5" draw:layer="layout" svg:width="1.534cm" svg:height="1cm" svg:x="13.364cm" svg:y="6.664cm">
          <draw:text-box>
            <text:p>coll</text:p>
          </draw:text-box>
        </draw:frame>
        <draw:frame draw:style-name="gr10" draw:text-style-name="P5" draw:layer="layout" svg:width="1.534cm" svg:height="1cm" svg:x="13.5cm" svg:y="9.5cm">
          <draw:text-box>
            <text:p>emit</text:p>
          </draw:text-box>
        </draw:frame>
        <draw:frame draw:style-name="gr13" draw:text-style-name="P5" draw:layer="layout" svg:width="1.817cm" svg:height="0.848cm" svg:x="15.21cm" svg:y="4.652cm">
          <draw:text-box>
            <text:p>emit2</text:p>
          </draw:text-box>
        </draw:frame>
        <draw:frame draw:style-name="gr13" draw:text-style-name="P5" draw:layer="layout" svg:width="1.817cm" svg:height="0.848cm" svg:x="20.5cm" svg:y="4.5cm">
          <draw:text-box>
            <text:p>out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8:43:10.420120272</meta:creation-date>
    <dc:date>2021-05-23T17:31:16.283629482</dc:date>
    <meta:editing-duration>PT18M26S</meta:editing-duration>
    <meta:editing-cycles>4</meta:editing-cycles>
    <meta:generator>LibreOffice/6.4.6.2$Linux_X86_64 LibreOffice_project/40$Build-2</meta:generator>
    <meta:document-statistic meta:object-count="148"/>
  </office:meta>
</office:document-meta>
</file>